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7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AWS EC2 Detai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lding account</text:p>
          </table:table-cell>
          <table:table-cell office:value-type="string" calcext:value-type="string">
            <text:p>andrewk@brightgreen.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2 name</text:p>
          </table:table-cell>
          <table:table-cell office:value-type="string" calcext:value-type="string">
            <text:p>BrightGreen-DWH-N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2 type</text:p>
          </table:table-cell>
          <table:table-cell office:value-type="string" calcext:value-type="string">
            <text:p><text:s/>t2.lar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Cen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d Date</text:p>
          </table:table-cell>
          <table:table-cell office:value-type="string" calcext:value-type="string">
            <text:p>December 15, 2017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sia Pacific(Sydne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-pair name</text:p>
          </table:table-cell>
          <table:table-cell office:value-type="string" calcext:value-type="string">
            <text:p>Brightgreen-DW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-pair holder</text:p>
          </table:table-cell>
          <table:table-cell office:value-type="string" calcext:value-type="string">
            <text:p>Mithun and Ank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astic IP</text:p>
          </table:table-cell>
          <table:table-cell office:value-type="string" calcext:value-type="string">
            <text:p>Yes(13.210.171.17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 ID</text:p>
          </table:table-cell>
          <table:table-cell office:value-type="string" calcext:value-type="string">
            <text:p>vol-04e7f8c35b2005c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 Size</text:p>
          </table:table-cell>
          <table:table-cell office:value-type="string" calcext:value-type="string">
            <text:p>8GiB RAM and 200 GiB R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 Type</text:p>
          </table:table-cell>
          <table:table-cell office:value-type="string" calcext:value-type="string">
            <text:p>gp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WS cpanel detai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s/>Https//13.210.171.179:2083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<text:s/>brightg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Holders</text:p>
          </table:table-cell>
          <table:table-cell office:value-type="string" calcext:value-type="string">
            <text:p><text:s/>Mithun, Ankit, Marlon and Court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anel Version</text:p>
          </table:table-cell>
          <table:table-cell office:value-type="string" calcext:value-type="string">
            <text:p><text:s/>68.0.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verify cpanel licence status</text:p>
          </table:table-cell>
          <table:table-cell office:value-type="string" calcext:value-type="string">
            <text:p><text:s/>verify.cpanel.ne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SL certificate expire date</text:p>
          </table:table-cell>
          <table:table-cell table:style-name="ce4" office:value-type="string" calcext:value-type="string">
            <text:p> 218 days from till date(7th jan 2018)[<text:a xlink:href="https://www.sslshopper.com/ssl-checker.html?hostname=brightgreen.com" xlink:type="simple">https://www.sslshopper.com/ssl-checker.html?hostname=brightgreen.com</text:a>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ache Version</text:p>
          </table:table-cell>
          <table:table-cell table:style-name="ce3" office:value-type="string" calcext:value-type="string">
            <text:p>Apache 2.4.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websites migrated/running in AWS Server</text:p>
          </table:table-cell>
          <table:table-cell table:style-name="ce1" office:value-type="string" calcext:value-type="string">
            <text:p>Domain Name Provider or Registrar</text:p>
          </table:table-cell>
          <table:table-cell table:style-name="ce1" office:value-type="string" calcext:value-type="string">
            <text:p>Current PHP Versions</text:p>
          </table:table-cell>
          <table:table-cell table:style-name="ce1" office:value-type="string" calcext:value-type="string">
            <text:p>IP addres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signer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5.38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y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5.38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min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ccount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i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7.0.27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u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dn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dnau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als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earance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5.38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oupbuy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jector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7.0.27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vices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7.0.27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t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4.45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ghtplan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ade.brightgreen.com</text:p>
          </table:table-cell>
          <table:table-cell office:value-type="string" calcext:value-type="string">
            <text:p>MelbourneIt</text:p>
          </table:table-cell>
          <table:table-cell table:style-name="ce3" office:value-type="string" calcext:value-type="string">
            <text:p>5.3.29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gpro.co</text:p>
          </table:table-cell>
          <table:table-cell office:value-type="string" calcext:value-type="string">
            <text:p>Melbourne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rebright.com</text:p>
          </table:table-cell>
          <table:table-cell office:value-type="string" calcext:value-type="string">
            <text:p>Melbourne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.210.171.17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<text:span text:style-name="T1">Note: </text:span>Mithun is holding MeblourneIt credectials and admin@brightgreen.com is registered with it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4:45:19.036312945</meta:creation-date>
    <dc:date>2018-02-07T15:29:54.782572583</dc:date>
    <meta:editing-duration>PT12M5S</meta:editing-duration>
    <meta:editing-cycles>2</meta:editing-cycles>
    <meta:generator>LibreOffice/5.1.6.2$Linux_X86_64 LibreOffice_project/10m0$Build-2</meta:generator>
    <meta:document-statistic meta:table-count="1" meta:cell-count="121" meta:object-count="0"/>
  </office:meta>
</office:document-meta>
</file>